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70042043223.jpg" manifest:media-type="image/jpeg"/>
  <manifest:file-entry manifest:full-path="Pictures/100000000000056000000300AF76D9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27cm" svg:height="27.699cm" svg:x="2.25cm" svg:y="1cm">
          <draw:image xlink:href="Pictures/10000000000004000000070042043223.jpg" xlink:type="simple" xlink:show="embed" xlink:actuate="onLoad" draw:mime-type="image/jpeg">
            <text:p/>
          </draw:image>
        </draw:frame>
        <draw:frame draw:style-name="gr1" draw:text-style-name="P1" draw:layer="layout" svg:width="9.855cm" svg:height="5.5cm" svg:x="5.25cm" svg:y="1cm">
          <draw:image xlink:href="Pictures/100000000000056000000300AF76D9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8T08:52:02.131000000</dc:date>
    <meta:editing-duration>PT16M15S</meta:editing-duration>
    <meta:editing-cycles>1</meta:editing-cycles>
    <meta:document-statistic meta:object-count="2"/>
    <meta:generator>LibreOffice/24.2.5.2$Windows_X86_64 LibreOffice_project/bffef4ea93e59bebbeaf7f431bb02b1a39ee8a59</meta:generator>
  </office:meta>
</office:document-meta>
</file>